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77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96.24pt"/>
    </style:style>
    <style:style style:name="co79" style:family="table-column">
      <style:table-column-properties fo:break-before="auto" style:column-width="71.01pt"/>
    </style:style>
    <style:style style:name="co80" style:family="table-column">
      <style:table-column-properties fo:break-before="auto" style:column-width="97.74pt"/>
    </style:style>
    <style:style style:name="co110" style:family="table-column">
      <style:table-column-properties fo:break-before="auto" style:column-width="84.39pt"/>
    </style:style>
    <style:style style:name="co111" style:family="table-column">
      <style:table-column-properties fo:break-before="auto" style:column-width="90.79pt"/>
    </style:style>
    <style:style style:name="co112" style:family="table-column">
      <style:table-column-properties fo:break-before="auto" style:column-width="85.35pt"/>
    </style:style>
    <style:style style:name="co113" style:family="table-column">
      <style:table-column-properties fo:break-before="auto" style:column-width="78.09pt"/>
    </style:style>
    <style:style style:name="co114" style:family="table-column">
      <style:table-column-properties fo:break-before="auto" style:column-width="65.34pt"/>
    </style:style>
    <style:style style:name="co115" style:family="table-column">
      <style:table-column-properties fo:break-before="auto" style:column-width="82.6pt"/>
    </style:style>
    <style:style style:name="co116" style:family="table-column">
      <style:table-column-properties fo:break-before="auto" style:column-width="69.9pt"/>
    </style:style>
    <style:style style:name="co117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107" style:family="table-column">
      <style:table-column-properties fo:break-before="auto" style:column-width="64.8pt"/>
    </style:style>
    <style:style style:name="co108" style:family="table-column">
      <style:table-column-properties fo:break-before="auto" style:column-width="94.65pt"/>
    </style:style>
    <style:style style:name="co109" style:family="table-column">
      <style:table-column-properties fo:break-before="auto" style:column-width="88.5pt"/>
    </style:style>
    <style:style style:name="co90" style:family="table-column">
      <style:table-column-properties fo:break-before="auto" style:column-width="241.54pt"/>
    </style:style>
    <style:style style:name="co91" style:family="table-column">
      <style:table-column-properties fo:break-before="auto" style:column-width="213.56pt"/>
    </style:style>
    <style:style style:name="co92" style:family="table-column">
      <style:table-column-properties fo:break-before="auto" style:column-width="46.29pt"/>
    </style:style>
    <style:style style:name="co93" style:family="table-column">
      <style:table-column-properties fo:break-before="auto" style:column-width="260.39pt"/>
    </style:style>
    <style:style style:name="co94" style:family="table-column">
      <style:table-column-properties fo:break-before="auto" style:column-width="53.55pt"/>
    </style:style>
    <style:style style:name="co95" style:family="table-column">
      <style:table-column-properties fo:break-before="auto" style:column-width="273.74pt"/>
    </style:style>
    <style:style style:name="co96" style:family="table-column">
      <style:table-column-properties fo:break-before="auto" style:column-width="48.1pt"/>
    </style:style>
    <style:style style:name="co97" style:family="table-column">
      <style:table-column-properties fo:break-before="auto" style:column-width="256.25pt"/>
    </style:style>
    <style:style style:name="co98" style:family="table-column">
      <style:table-column-properties fo:break-before="auto" style:column-width="47.2pt"/>
    </style:style>
    <style:style style:name="co99" style:family="table-column">
      <style:table-column-properties fo:break-before="auto" style:column-width="338.74pt"/>
    </style:style>
    <style:style style:name="co100" style:family="table-column">
      <style:table-column-properties fo:break-before="auto" style:column-width="57.2pt"/>
    </style:style>
    <style:style style:name="co101" style:family="table-column">
      <style:table-column-properties fo:break-before="auto" style:column-width="356.91pt"/>
    </style:style>
    <style:style style:name="co102" style:family="table-column">
      <style:table-column-properties fo:break-before="auto" style:column-width="349.65pt"/>
    </style:style>
    <style:style style:name="co103" style:family="table-column">
      <style:table-column-properties fo:break-before="auto" style:column-width="49.01pt"/>
    </style:style>
    <style:style style:name="co104" style:family="table-column">
      <style:table-column-properties fo:break-before="auto" style:column-width="330.55pt"/>
    </style:style>
    <style:style style:name="co105" style:family="table-column">
      <style:table-column-properties fo:break-before="auto" style:column-width="56.3pt"/>
    </style:style>
    <style:style style:name="co106" style:family="table-column">
      <style:table-column-properties fo:break-before="auto" style:column-width="257.3pt"/>
    </style:style>
    <style:style style:name="co118" style:family="table-column">
      <style:table-column-properties fo:break-before="auto" style:column-width="261.64pt"/>
    </style:style>
    <style:style style:name="co119" style:family="table-column">
      <style:table-column-properties fo:break-before="auto" style:column-width="253.45pt"/>
    </style:style>
    <style:style style:name="co120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0" table:default-cell-style-name="ce104"/>
        <table:table-column table:style-name="co91" table:default-cell-style-name="ce104"/>
        <table:table-column table:style-name="co92" table:default-cell-style-name="ce104"/>
        <table:table-column table:style-name="co93" table:default-cell-style-name="ce104"/>
        <table:table-column table:style-name="co94" table:default-cell-style-name="ce104"/>
        <table:table-column table:style-name="co95" table:default-cell-style-name="ce104"/>
        <table:table-column table:style-name="co96" table:default-cell-style-name="ce104"/>
        <table:table-column table:style-name="co93" table:default-cell-style-name="ce104"/>
        <table:table-column table:style-name="co92" table:default-cell-style-name="ce104"/>
        <table:table-column table:style-name="co97" table:default-cell-style-name="ce104"/>
        <table:table-column table:style-name="co98" table:default-cell-style-name="ce104"/>
        <table:table-column table:style-name="co99" table:default-cell-style-name="ce104"/>
        <table:table-column table:style-name="co100" table:default-cell-style-name="ce104"/>
        <table:table-column table:style-name="co101" table:default-cell-style-name="ce104"/>
        <table:table-column table:style-name="co92" table:default-cell-style-name="ce104"/>
        <table:table-column table:style-name="co102" table:default-cell-style-name="ce104"/>
        <table:table-column table:style-name="co103" table:default-cell-style-name="ce104"/>
        <table:table-column table:style-name="co104" table:default-cell-style-name="ce137"/>
        <table:table-column table:style-name="co105" table:default-cell-style-name="ce137"/>
        <table:table-column table:style-name="co106" table:default-cell-style-name="ce104"/>
        <table:table-column table:style-name="co98" table:default-cell-style-name="ce101"/>
        <table:table-column table:style-name="co118" table:default-cell-style-name="ce104"/>
        <table:table-column table:style-name="co10" table:default-cell-style-name="ce104"/>
        <table:table-column table:style-name="co119" table:default-cell-style-name="ce104"/>
        <table:table-column table:style-name="co120" table:default-cell-style-name="ce104"/>
        <table:table-column table:style-name="co119" table:default-cell-style-name="ce104"/>
        <table:table-column table:style-name="co120" table:default-cell-style-name="ce104"/>
        <table:table-column table:style-name="co10" table:number-columns-repeated="995" table:default-cell-style-name="ce121"/>
        <table:table-row table:style-name="ro1">
          <table:table-cell table:style-name="ce93" office:value-type="string" calcext:value-type="string">
            <text:p>Skill Name</text:p>
          </table:table-cell>
          <table:table-cell table:style-name="ce105" office:value-type="string" calcext:value-type="string" table:number-columns-spanned="2" table:number-rows-spanned="1">
            <text:p>Any Mode</text:p>
          </table:table-cell>
          <table:covered-table-cell table:style-name="ce105"/>
          <table:table-cell table:style-name="ce105" office:value-type="string" calcext:value-type="string" table:number-columns-spanned="2" table:number-rows-spanned="1">
            <text:p>Team Fight</text:p>
          </table:table-cell>
          <table:covered-table-cell table:style-name="ce105"/>
          <table:table-cell table:style-name="ce141" office:value-type="string" calcext:value-type="string" table:number-columns-spanned="2" table:number-rows-spanned="1">
            <text:p>BOT_MODE_ROAM</text:p>
          </table:table-cell>
          <table:covered-table-cell table:style-name="ce141"/>
          <table:table-cell table:style-name="ce141" office:value-type="string" calcext:value-type="string" table:number-columns-spanned="2" table:number-rows-spanned="1">
            <text:p>BOT_MODE_TEAM_ROAM</text:p>
          </table:table-cell>
          <table:covered-table-cell table:style-name="ce141"/>
          <table:table-cell table:style-name="ce141" office:value-type="string" calcext:value-type="string" table:number-columns-spanned="2" table:number-rows-spanned="1">
            <text:p>BOT_MODE_PUSH_TOWER</text:p>
          </table:table-cell>
          <table:covered-table-cell table:style-name="ce141"/>
          <table:table-cell table:style-name="ce141" office:value-type="string" calcext:value-type="string" table:number-columns-spanned="2" table:number-rows-spanned="1">
            <text:p>BOT_MODE_ATTACK</text:p>
          </table:table-cell>
          <table:covered-table-cell table:style-name="ce141"/>
          <table:table-cell table:style-name="ce105" office:value-type="string" calcext:value-type="string" table:number-columns-spanned="2" table:number-rows-spanned="1">
            <text:p>BOT_MODE_LANING</text:p>
          </table:table-cell>
          <table:covered-table-cell table:style-name="ce105"/>
          <table:table-cell table:style-name="ce105" office:value-type="string" calcext:value-type="string" table:number-columns-spanned="2" table:number-rows-spanned="1">
            <text:p>BOT_MODE_ROSHAN </text:p>
          </table:table-cell>
          <table:covered-table-cell table:style-name="ce105"/>
          <table:table-cell table:style-name="ce141" office:value-type="string" calcext:value-type="string" table:number-columns-spanned="2" table:number-rows-spanned="1">
            <text:p>BOT_MODE_FARM</text:p>
          </table:table-cell>
          <table:covered-table-cell table:style-name="ce141"/>
          <table:table-cell table:style-name="ce141" office:value-type="string" calcext:value-type="string" table:number-columns-spanned="2" table:number-rows-spanned="1">
            <text:p>BOT_MODE_DEFEND_TOWER</text:p>
          </table:table-cell>
          <table:covered-table-cell table:style-name="ce144"/>
          <table:table-cell table:style-name="ce141" office:value-type="string" calcext:value-type="string" table:number-columns-spanned="2" table:number-rows-spanned="1">
            <text:p>BOT_MODE_DEFEND_ALLY</text:p>
          </table:table-cell>
          <table:covered-table-cell table:style-name="ce141"/>
          <table:table-cell table:style-name="ce141" office:value-type="string" calcext:value-type="string" table:number-columns-spanned="2" table:number-rows-spanned="1">
            <text:p>BOT_MODE_RETREAT</text:p>
          </table:table-cell>
          <table:covered-table-cell table:style-name="ce141"/>
          <table:table-cell table:style-name="ce141" office:value-type="string" calcext:value-type="string" table:number-columns-spanned="2" table:number-rows-spanned="1">
            <text:p>BOT_MODE_EVASIVE_MANEUVERS </text:p>
          </table:table-cell>
          <table:covered-table-cell table:style-name="ce141"/>
          <table:table-cell table:number-columns-repeated="995"/>
        </table:table-row>
        <table:table-row table:style-name="ro1">
          <table:table-cell table:style-name="ce99" office:value-type="string" calcext:value-type="string">
            <text:p>chaos_knight_chaos_bolt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not_disabl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chaos_knight_phantasm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melee</text:p>
          </table:table-cell>
          <table:table-cell table:style-name="ce101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50" calcext:value-type="float">
            <text:p>50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50" calcext:value-type="float">
            <text:p>5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melee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7" office:value-type="string" calcext:value-type="string">
            <text:p>chaos_knight_reality_rift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ranged</text:p>
          </table:table-cell>
          <table:table-cell table:style-name="ce101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melee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6" office:value-type="string" calcext:value-type="string">
            <text:p>crystal_maiden_crystal_nova</text:p>
          </table:table-cell>
          <table:table-cell table:style-name="ce101" office:value-type="string" calcext:value-type="string">
            <text:p>min_hp_enemy_hero_to_kill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three_and_more_enemy_heroes</text:p>
          </table:table-cell>
          <table:table-cell table:style-name="ce101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three_and_more_enemy_heroes</text:p>
          </table:table-cell>
          <table:table-cell table:style-name="ce115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09" office:value-type="string" calcext:value-type="string">
            <text:p>three_and_more_enemy_creeps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three_and_more_neutral_creeps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three_and_more_enemy_creeps</text:p>
          </table:table-cell>
          <table:table-cell table:style-name="ce111" office:value-type="float" office:value="90" calcext:value-type="float">
            <text:p>90</text:p>
          </table:table-cell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99" office:value-type="string" calcext:value-type="string">
            <text:p>crystal_maiden_freezing_field</text:p>
          </table:table-cell>
          <table:table-cell table:style-name="ce101" table:number-columns-repeated="2"/>
          <table:table-cell table:style-name="ce101" office:value-type="string" calcext:value-type="string">
            <text:p>three_and_more_enemy_heroes_aoe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4"/>
          <table:table-cell table:style-name="ce136" table:number-columns-repeated="2"/>
          <table:table-cell table:style-name="ce108" table:number-columns-repeated="2"/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crystal_maiden_frostbite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not_disabled_enemy_hero</text:p>
          </table:table-cell>
          <table:table-cell table:style-name="ce101" office:value-type="float" office:value="70" calcext:value-type="float">
            <text:p>70</text:p>
          </table:table-cell>
          <table:table-cell table:style-name="ce115" office:value-type="string" calcext:value-type="string">
            <text:p>attacked_not_disabl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15" office:value-type="string" calcext:value-type="string">
            <text:p>attacked_not_disabl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15" office:value-type="string" calcext:value-type="string">
            <text:p>attacked_not_disabl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attacked_not_disabl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2"/>
          <table:table-cell table:style-name="ce111" office:value-type="string" calcext:value-type="string">
            <text:p>attacked_not_disabled_enemy_hero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attacked_not_disabled_enemy_hero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drow_ranger_frost_arrows </text:p>
          </table:table-cell>
          <table:table-cell table:style-name="ce101" office:value-type="string" calcext:value-type="string">
            <text:p>toggle_on_attack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table:number-columns-repeated="2"/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11"/>
          <table:table-cell table:style-name="ce108"/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drow_ranger_trueshot </text:p>
          </table:table-cell>
          <table:table-cell table:style-name="ce101" table:number-columns-repeated="2"/>
          <table:table-cell table:style-name="ce101" office:value-type="string" calcext:value-type="string">
            <text:p>three_and_more_ally_creeps_aoe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table:number-columns-repeated="4"/>
          <table:table-cell table:style-name="ce116" office:value-type="string" calcext:value-type="string">
            <text:p>three_and_more_ally_creeps_aoe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table:number-columns-repeated="2"/>
          <table:table-cell table:style-name="ce109" table:number-columns-repeated="4"/>
          <table:table-cell table:style-name="ce136" table:number-columns-repeated="2"/>
          <table:table-cell table:style-name="ce109" office:value-type="string" calcext:value-type="string">
            <text:p>three_and_more_ally_creeps_aoe</text:p>
          </table:table-cell>
          <table:table-cell table:style-name="ce111" office:value-type="float" office:value="70" calcext:value-type="float">
            <text:p>70</text:p>
          </table:table-cell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drow_ranger_wave_of_silence </text:p>
          </table:table-cell>
          <table:table-cell table:style-name="ce101" table:number-columns-repeated="2"/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4"/>
          <table:table-cell table:style-name="ce136" table:number-columns-repeated="2"/>
          <table:table-cell table:style-name="ce109" office:value-type="string" calcext:value-type="string">
            <text:p>attacked_enemy_hero</text:p>
          </table:table-cell>
          <table:table-cell table:style-name="ce109"/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item_blink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ranged</text:p>
          </table:table-cell>
          <table:table-cell table:style-name="ce101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4"/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8" office:value-type="string" calcext:value-type="string">
            <text:p>item_courier</text:p>
          </table:table-cell>
          <table:table-cell table:style-name="ce142" office:value-type="string" calcext:value-type="string">
            <text:p>always_self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table:number-columns-repeated="2"/>
          <table:table-cell table:style-name="ce116"/>
          <table:table-cell table:style-name="ce115"/>
          <table:table-cell table:style-name="ce116"/>
          <table:table-cell table:style-name="ce115"/>
          <table:table-cell table:style-name="ce116"/>
          <table:table-cell table:style-name="ce115"/>
          <table:table-cell table:style-name="ce116"/>
          <table:table-cell table:style-name="ce115"/>
          <table:table-cell table:style-name="ce109" table:number-columns-repeated="7"/>
          <table:table-cell table:style-name="ce111"/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item_cyclone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not_disabl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ow_hp_self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99" office:value-type="string" calcext:value-type="string">
            <text:p>item_glimmer_cape</text:p>
          </table:table-cell>
          <table:table-cell table:style-name="ce101" office:value-type="string" calcext:value-type="string">
            <text:p>low_hp_self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string" calcext:value-type="string">
            <text:p>low_hp_all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50" calcext:value-type="float">
            <text:p>50</text:p>
          </table:table-cell>
          <table:table-cell table:style-name="ce109" table:number-columns-repeated="2"/>
          <table:table-cell table:style-name="ce111" office:value-type="string" calcext:value-type="string">
            <text:p>low_hp_ally_hero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low_hp_self</text:p>
          </table:table-cell>
          <table:table-cell table:style-name="ce109" office:value-type="float" office:value="20" calcext:value-type="float">
            <text:p>20</text:p>
          </table:table-cell>
          <table:table-cell table:style-name="ce111" office:value-type="string" calcext:value-type="string">
            <text:p>low_hp_all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ow_hp_all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low_hp_self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table:number-columns-repeated="2"/>
          <table:table-cell table:number-columns-repeated="995"/>
        </table:table-row>
        <table:table-row table:style-name="ro1">
          <table:table-cell table:style-name="ce99" office:value-type="string" calcext:value-type="string">
            <text:p>item_lotus_orb</text:p>
          </table:table-cell>
          <table:table-cell table:style-name="ce101" office:value-type="string" calcext:value-type="string">
            <text:p>half_hp_self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string" calcext:value-type="string">
            <text:p>half_hp_ally_hero</text:p>
          </table:table-cell>
          <table:table-cell table:style-name="ce101" office:value-type="float" office:value="70" calcext:value-type="float">
            <text:p>70</text:p>
          </table:table-cell>
          <table:table-cell table:style-name="ce115" office:value-type="string" calcext:value-type="string">
            <text:p>half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15" office:value-type="string" calcext:value-type="string">
            <text:p>half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15" office:value-type="string" calcext:value-type="string">
            <text:p>half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15" office:value-type="string" calcext:value-type="string">
            <text:p>half_hp_ally_hero</text:p>
          </table:table-cell>
          <table:table-cell table:style-name="ce116" office:value-type="float" office:value="50" calcext:value-type="float">
            <text:p>50</text:p>
          </table:table-cell>
          <table:table-cell table:style-name="ce109" table:number-columns-repeated="2"/>
          <table:table-cell table:style-name="ce111" office:value-type="string" calcext:value-type="string">
            <text:p>low_hp_ally_hero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low_hp_self</text:p>
          </table:table-cell>
          <table:table-cell table:style-name="ce109" office:value-type="float" office:value="20" calcext:value-type="float">
            <text:p>20</text:p>
          </table:table-cell>
          <table:table-cell table:style-name="ce111" office:value-type="string" calcext:value-type="string">
            <text:p>half_hp_all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11" office:value-type="string" calcext:value-type="string">
            <text:p>half_hp_all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4"/>
          <table:table-cell table:number-columns-repeated="995"/>
        </table:table-row>
        <table:table-row table:style-name="ro1">
          <table:table-cell table:style-name="ce98" office:value-type="string" calcext:value-type="string">
            <text:p>item_rod_of_atos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09" table:number-columns-repeated="4"/>
          <table:table-cell table:style-name="ce136" table:number-columns-repeated="2"/>
          <table:table-cell table:style-name="ce109" office:value-type="string" calcext:value-type="string">
            <text:p>attacked_enemy_hero</text:p>
          </table:table-cell>
          <table:table-cell table:style-name="ce111" office:value-type="float" office:value="70" calcext:value-type="float">
            <text:p>70</text:p>
          </table:table-cell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99" office:value-type="string" calcext:value-type="string">
            <text:p>item_sheepstick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0" office:value-type="string" calcext:value-type="string">
            <text:p>attacked_not_disabl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5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table:number-columns-repeated="2"/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4"/>
          <table:table-cell table:style-name="ce136" table:number-columns-repeated="2"/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juggernaut_blade_fury</text:p>
          </table:table-cell>
          <table:table-cell table:style-name="ce101" table:number-columns-repeated="2"/>
          <table:table-cell table:style-name="ce101" office:value-type="string" calcext:value-type="string">
            <text:p>three_and_more_enemy_heroes_aoe</text:p>
          </table:table-cell>
          <table:table-cell table:style-name="ce101" office:value-type="float" office:value="90" calcext:value-type="float">
            <text:p>90</text:p>
          </table:table-cell>
          <table:table-cell table:style-name="ce115" office:value-type="string" calcext:value-type="string">
            <text:p>use_on_attack_enemy_hero_aoe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aoe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aoe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string" calcext:value-type="string">
            <text:p>use_on_attack_enemy_hero_aoe</text:p>
          </table:table-cell>
          <table:table-cell table:style-name="ce115" office:value-type="float" office:value="70" calcext:value-type="float">
            <text:p>7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aoe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three_and_more_neutral_creeps_aoe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string" calcext:value-type="string">
            <text:p>three_and_more_enemy_creeps_aoe</text:p>
          </table:table-cell>
          <table:table-cell table:style-name="ce111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low_hp_self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2"/>
          <table:table-cell table:number-columns-repeated="995"/>
        </table:table-row>
        <table:table-row table:style-name="ro1">
          <table:table-cell table:style-name="ce98" office:value-type="string" calcext:value-type="string">
            <text:p>juggernaut_healing_ward </text:p>
          </table:table-cell>
          <table:table-cell table:style-name="ce101" office:value-type="string" calcext:value-type="string">
            <text:p>low_hp_self</text:p>
          </table:table-cell>
          <table:table-cell table:style-name="ce101" office:value-type="float" office:value="80" calcext:value-type="float">
            <text:p>80</text:p>
          </table:table-cell>
          <table:table-cell table:style-name="ce101" office:value-type="string" calcext:value-type="string">
            <text:p>low_hp_ally_hero</text:p>
          </table:table-cell>
          <table:table-cell table:style-name="ce101" office:value-type="float" office:value="70" calcext:value-type="float">
            <text:p>70</text:p>
          </table:table-cell>
          <table:table-cell table:style-name="ce116" table:number-columns-repeated="2"/>
          <table:table-cell table:style-name="ce116" office:value-type="string" calcext:value-type="string">
            <text:p>low_hp_ally_hero</text:p>
          </table:table-cell>
          <table:table-cell table:style-name="ce116" table:number-columns-repeated="5"/>
          <table:table-cell table:style-name="ce109" table:number-columns-repeated="4"/>
          <table:table-cell table:style-name="ce136" table:number-columns-repeated="2"/>
          <table:table-cell table:style-name="ce109" table:number-columns-repeated="2"/>
          <table:table-cell table:style-name="ce109" office:value-type="string" calcext:value-type="string">
            <text:p>low_hp_all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4"/>
          <table:table-cell table:number-columns-repeated="995"/>
        </table:table-row>
        <table:table-row table:style-name="ro1">
          <table:table-cell table:style-name="ce98" office:value-type="string" calcext:value-type="string">
            <text:p>juggernaut_omni_slash</text:p>
          </table:table-cell>
          <table:table-cell table:style-name="ce101" office:value-type="string" calcext:value-type="string">
            <text:p>min_hp_enemy_hero_to_kill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50" calcext:value-type="float">
            <text:p>50</text:p>
          </table:table-cell>
          <table:table-cell table:style-name="ce109" table:number-columns-repeated="2"/>
          <table:table-cell table:style-name="ce109" office:value-type="string" calcext:value-type="string">
            <text:p>low_hp_all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36" table:number-columns-repeated="2"/>
          <table:table-cell table:style-name="ce109" office:value-type="string" calcext:value-type="string">
            <text:p>attacked_enemy_hero</text:p>
          </table:table-cell>
          <table:table-cell table:style-name="ce111" office:value-type="float" office:value="60" calcext:value-type="float">
            <text:p>60</text:p>
          </table:table-cell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table:number-columns-repeated="4"/>
          <table:table-cell table:number-columns-repeated="995"/>
        </table:table-row>
        <table:table-row table:style-name="ro1">
          <table:table-cell table:style-name="ce97" office:value-type="string" calcext:value-type="string">
            <text:p>lich_chain_frost</text:p>
          </table:table-cell>
          <table:table-cell table:style-name="ce101" office:value-type="string" calcext:value-type="string">
            <text:p>min_hp_enemy_hero_to_kill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/>
          <table:table-cell table:style-name="ce115"/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3"/>
          <table:table-cell table:style-name="ce111"/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4"/>
          <table:table-cell table:number-columns-repeated="995"/>
        </table:table-row>
        <table:table-row table:style-name="ro1">
          <table:table-cell table:style-name="ce97" office:value-type="string" calcext:value-type="string">
            <text:p>lich_dark_ritual</text:p>
          </table:table-cell>
          <table:table-cell table:style-name="ce101" office:value-type="string" calcext:value-type="string">
            <text:p>low_hp_ally_creep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table:number-columns-repeated="2"/>
          <table:table-cell table:style-name="ce116" table:number-columns-repeated="8"/>
          <table:table-cell table:style-name="ce109" table:number-columns-repeated="4"/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7" office:value-type="string" calcext:value-type="string">
            <text:p>lich_frost_armor</text:p>
          </table:table-cell>
          <table:table-cell table:style-name="ce101" office:value-type="string" calcext:value-type="string">
            <text:p>half_hp_self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string" calcext:value-type="string">
            <text:p>half_hp_ally_hero</text:p>
          </table:table-cell>
          <table:table-cell table:style-name="ce101" office:value-type="float" office:value="70" calcext:value-type="float">
            <text:p>70</text:p>
          </table:table-cell>
          <table:table-cell table:style-name="ce115" office:value-type="string" calcext:value-type="string">
            <text:p>half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15" office:value-type="string" calcext:value-type="string">
            <text:p>half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15" office:value-type="string" calcext:value-type="string">
            <text:p>half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15" office:value-type="string" calcext:value-type="string">
            <text:p>half_hp_ally_hero</text:p>
          </table:table-cell>
          <table:table-cell table:style-name="ce116" office:value-type="float" office:value="50" calcext:value-type="float">
            <text:p>50</text:p>
          </table:table-cell>
          <table:table-cell table:style-name="ce109" table:number-columns-repeated="2"/>
          <table:table-cell table:style-name="ce111" office:value-type="string" calcext:value-type="string">
            <text:p>low_hp_ally_hero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low_hp_self</text:p>
          </table:table-cell>
          <table:table-cell table:style-name="ce109" office:value-type="float" office:value="20" calcext:value-type="float">
            <text:p>20</text:p>
          </table:table-cell>
          <table:table-cell table:style-name="ce111" office:value-type="string" calcext:value-type="string">
            <text:p>half_hp_all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11" office:value-type="string" calcext:value-type="string">
            <text:p>half_hp_all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4"/>
          <table:table-cell table:number-columns-repeated="995"/>
        </table:table-row>
        <table:table-row table:style-name="ro1">
          <table:table-cell table:style-name="ce97" office:value-type="string" calcext:value-type="string">
            <text:p>lich_frost_nova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attacked_enemy_hero</text:p>
          </table:table-cell>
          <table:table-cell table:style-name="ce111" office:value-type="float" office:value="70" calcext:value-type="float">
            <text:p>70</text:p>
          </table:table-cell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97" office:value-type="string" calcext:value-type="string">
            <text:p>lion_finger_of_death</text:p>
          </table:table-cell>
          <table:table-cell table:style-name="ce101" office:value-type="string" calcext:value-type="string">
            <text:p>min_hp_enemy_hero_to_kill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50" calcext:value-type="float">
            <text:p>50</text:p>
          </table:table-cell>
          <table:table-cell table:style-name="ce109" table:number-columns-repeated="4"/>
          <table:table-cell table:style-name="ce136" table:number-columns-repeated="2"/>
          <table:table-cell table:style-name="ce109" office:value-type="string" calcext:value-type="string">
            <text:p>attacked_enemy_hero</text:p>
          </table:table-cell>
          <table:table-cell table:style-name="ce111" office:value-type="float" office:value="60" calcext:value-type="float">
            <text:p>60</text:p>
          </table:table-cell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table:number-columns-repeated="4"/>
          <table:table-cell table:number-columns-repeated="995"/>
        </table:table-row>
        <table:table-row table:style-name="ro1">
          <table:table-cell table:style-name="ce98" office:value-type="string" calcext:value-type="string">
            <text:p>lion_impale</text:p>
          </table:table-cell>
          <table:table-cell table:style-name="ce101" office:value-type="string" calcext:value-type="string">
            <text:p>min_hp_enemy_hero_to_kill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not_disabled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11" office:value-type="float" office:value="80" calcext:value-type="float">
            <text:p>8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lion_mana_drain</text:p>
          </table:table-cell>
          <table:table-cell table:style-name="ce101" table:number-columns-repeated="4"/>
          <table:table-cell table:style-name="ce116" table:number-columns-repeated="4"/>
          <table:table-cell table:style-name="ce115" table:number-columns-repeated="2"/>
          <table:table-cell table:style-name="ce116" office:value-type="string" calcext:value-type="string">
            <text:p>use_on_attack_enemy_with_mana_when_low_mp</text:p>
          </table:table-cell>
          <table:table-cell table:style-name="ce115" office:value-type="float" office:value="70" calcext:value-type="float">
            <text:p>70</text:p>
          </table:table-cell>
          <table:table-cell table:style-name="ce109" office:value-type="string" calcext:value-type="string">
            <text:p>use_on_attack_enemy_with_mana_when_low_m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use_on_attack_enemy_with_mana_when_low_mp</text:p>
          </table:table-cell>
          <table:table-cell table:style-name="ce109" office:value-type="float" office:value="70" calcext:value-type="float">
            <text:p>70</text:p>
          </table:table-cell>
          <table:table-cell table:style-name="ce136" office:value-type="string" calcext:value-type="string">
            <text:p>use_on_attack_enemy_with_mana_when_low_mp</text:p>
          </table:table-cell>
          <table:table-cell table:style-name="ce136" office:value-type="float" office:value="70" calcext:value-type="float">
            <text:p>70</text:p>
          </table:table-cell>
          <table:table-cell table:style-name="ce109"/>
          <table:table-cell table:style-name="ce111"/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lion_voodoo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0" office:value-type="string" calcext:value-type="string">
            <text:p>attacked_not_disabl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5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table:number-columns-repeated="2"/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4"/>
          <table:table-cell table:style-name="ce136" table:number-columns-repeated="2"/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97" office:value-type="string" calcext:value-type="string">
            <text:p>phantom_assassin_phantom_strike 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ranged</text:p>
          </table:table-cell>
          <table:table-cell table:style-name="ce101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melee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7" office:value-type="string" calcext:value-type="string">
            <text:p>phantom_assassin_stifling_dagger </text:p>
          </table:table-cell>
          <table:table-cell table:style-name="ce101" office:value-type="string" calcext:value-type="string">
            <text:p>min_hp_enemy_hero_to_kill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09" office:value-type="string" calcext:value-type="string">
            <text:p>last_hit_enemy_creep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2"/>
          <table:table-cell table:style-name="ce109" office:value-type="string" calcext:value-type="string">
            <text:p>attacked_enemy_hero</text:p>
          </table:table-cell>
          <table:table-cell table:style-name="ce111" office:value-type="float" office:value="60" calcext:value-type="float">
            <text:p>60</text:p>
          </table:table-cell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phantom_lancer_doppelwalk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ranged</text:p>
          </table:table-cell>
          <table:table-cell table:style-name="ce101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melee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8" office:value-type="string" calcext:value-type="string">
            <text:p>phantom_lancer_phantom_edge</text:p>
          </table:table-cell>
          <table:table-cell table:style-name="ce101" office:value-type="string" calcext:value-type="string">
            <text:p>toggle_on_attack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table:number-columns-repeated="2"/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11"/>
          <table:table-cell table:style-name="ce108"/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phantom_lancer_spirit_lance</text:p>
          </table:table-cell>
          <table:table-cell table:style-name="ce101" office:value-type="string" calcext:value-type="string">
            <text:p>min_hp_enemy_hero_to_kill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2"/>
          <table:table-cell table:style-name="ce109" office:value-type="string" calcext:value-type="string">
            <text:p>attacked_enemy_hero</text:p>
          </table:table-cell>
          <table:table-cell table:style-name="ce111" office:value-type="float" office:value="60" calcext:value-type="float">
            <text:p>60</text:p>
          </table:table-cell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shadow_shaman_ether_shock </text:p>
          </table:table-cell>
          <table:table-cell table:style-name="ce101" office:value-type="string" calcext:value-type="string">
            <text:p>min_hp_enemy_hero_to_kill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50" calcext:value-type="float">
            <text:p>5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09" office:value-type="string" calcext:value-type="string">
            <text:p>attacked_enemy_hero</text:p>
          </table:table-cell>
          <table:table-cell table:style-name="ce111" office:value-type="float" office:value="60" calcext:value-type="float">
            <text:p>60</text:p>
          </table:table-cell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table:number-columns-repeated="4"/>
          <table:table-cell table:number-columns-repeated="995"/>
        </table:table-row>
        <table:table-row table:style-name="ro1">
          <table:table-cell table:style-name="ce98" office:value-type="string" calcext:value-type="string">
            <text:p>shadow_shaman_mass_serpent_ward </text:p>
          </table:table-cell>
          <table:table-cell table:style-name="ce101" table:number-columns-repeated="2"/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16" table:number-columns-repeated="4"/>
          <table:table-cell table:style-name="ce116" office:value-type="string" calcext:value-type="string">
            <text:p>attacked_enemy_building</text:p>
          </table:table-cell>
          <table:table-cell table:style-name="ce115" office:value-type="float" office:value="90" calcext:value-type="float">
            <text:p>90</text:p>
          </table:table-cell>
          <table:table-cell table:style-name="ce116" table:number-columns-repeated="2"/>
          <table:table-cell table:style-name="ce109" table:number-columns-repeated="4"/>
          <table:table-cell table:style-name="ce136" table:number-columns-repeated="2"/>
          <table:table-cell table:style-name="ce109"/>
          <table:table-cell table:style-name="ce111" office:value-type="float" office:value="90" calcext:value-type="float">
            <text:p>90</text:p>
          </table:table-cell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shadow_shaman_shackles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not_disabled_enemy_hero</text:p>
          </table:table-cell>
          <table:table-cell table:style-name="ce101" office:value-type="float" office:value="70" calcext:value-type="float">
            <text:p>7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50" calcext:value-type="float">
            <text:p>5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attacked_not_disabl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50" calcext:value-type="float">
            <text:p>50</text:p>
          </table:table-cell>
          <table:table-cell table:style-name="ce109" table:number-columns-repeated="4"/>
          <table:table-cell table:style-name="ce136" table:number-columns-repeated="2"/>
          <table:table-cell table:style-name="ce109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table:number-columns-repeated="4"/>
          <table:table-cell table:number-columns-repeated="995"/>
        </table:table-row>
        <table:table-row table:style-name="ro1">
          <table:table-cell table:style-name="ce98" office:value-type="string" calcext:value-type="string">
            <text:p>shadow_shaman_voodoo 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0" office:value-type="string" calcext:value-type="string">
            <text:p>attacked_not_disabl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5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table:number-columns-repeated="2"/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4"/>
          <table:table-cell table:style-name="ce136" table:number-columns-repeated="2"/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99" office:value-type="string" calcext:value-type="string">
            <text:p>skeleton_king_hellfire_blast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not_disabl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sniper_assassinate</text:p>
          </table:table-cell>
          <table:table-cell table:style-name="ce101" office:value-type="string" calcext:value-type="string">
            <text:p>min_hp_enemy_hero_to_kill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table:number-columns-repeated="2"/>
          <table:table-cell table:style-name="ce116" table:number-columns-repeated="8"/>
          <table:table-cell table:style-name="ce109" table:number-columns-repeated="4"/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8" office:value-type="string" calcext:value-type="string">
            <text:p>sniper_shrapnel</text:p>
          </table:table-cell>
          <table:table-cell table:style-name="ce101" table:number-columns-repeated="2"/>
          <table:table-cell table:style-name="ce101" office:value-type="string" calcext:value-type="string">
            <text:p>three_and_more_enemy_heroes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attacked_enemy_hero</text:p>
          </table:table-cell>
          <table:table-cell table:style-name="ce115" office:value-type="float" office:value="50" calcext:value-type="float">
            <text:p>50</text:p>
          </table:table-cell>
          <table:table-cell table:style-name="ce116" office:value-type="string" calcext:value-type="string">
            <text:p>three_and_more_enemy_creeps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30" calcext:value-type="float">
            <text:p>30</text:p>
          </table:table-cell>
          <table:table-cell table:style-name="ce109" office:value-type="string" calcext:value-type="string">
            <text:p>three_and_more_enemy_creeps</text:p>
          </table:table-cell>
          <table:table-cell table:style-name="ce111" office:value-type="float" office:value="50" calcext:value-type="float">
            <text:p>5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three_and_more_neutral_creeps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three_and_more_enemy_creeps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enemy_hero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table:number-columns-repeated="4"/>
          <table:table-cell table:number-columns-repeated="995"/>
        </table:table-row>
        <table:table-row table:style-name="ro1">
          <table:table-cell table:style-name="ce97" office:value-type="string" calcext:value-type="string">
            <text:p>sven_gods_strength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melee</text:p>
          </table:table-cell>
          <table:table-cell table:style-name="ce101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50" calcext:value-type="float">
            <text:p>50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50" calcext:value-type="float">
            <text:p>5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melee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7" office:value-type="string" calcext:value-type="string">
            <text:p>sven_storm_bolt</text:p>
          </table:table-cell>
          <table:table-cell table:style-name="ce101" office:value-type="string" calcext:value-type="string">
            <text:p>channeling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attacked_not_disabl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97" office:value-type="string" calcext:value-type="string">
            <text:p>sven_warcry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melee</text:p>
          </table:table-cell>
          <table:table-cell table:style-name="ce101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melee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8" office:value-type="string" calcext:value-type="string">
            <text:p>ursa_earthshock 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aoe</text:p>
          </table:table-cell>
          <table:table-cell table:style-name="ce101" office:value-type="float" office:value="90" calcext:value-type="float">
            <text:p>90</text:p>
          </table:table-cell>
          <table:table-cell table:style-name="ce115" office:value-type="string" calcext:value-type="string">
            <text:p>use_on_attack_enemy_hero_aoe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aoe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aoe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aoe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melee</text:p>
          </table:table-cell>
          <table:table-cell table:style-name="ce109"/>
          <table:table-cell table:style-name="ce136" table:number-columns-repeated="2"/>
          <table:table-cell table:style-name="ce111" office:value-type="string" calcext:value-type="string">
            <text:p>use_on_attack_enemy_hero_aoe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use_on_attack_enemy_hero_aoe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string" calcext:value-type="string">
            <text:p>use_on_attack_enemy_hero_aoe</text:p>
          </table:table-cell>
          <table:table-cell table:style-name="ce109" office:value-type="float" office:value="60" calcext:value-type="float">
            <text:p>60</text:p>
          </table:table-cell>
          <table:table-cell table:style-name="ce111" office:value-type="string" calcext:value-type="string">
            <text:p>use_on_attack_enemy_hero_aoe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ursa_enrage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melee</text:p>
          </table:table-cell>
          <table:table-cell table:style-name="ce101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50" calcext:value-type="float">
            <text:p>50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50" calcext:value-type="float">
            <text:p>5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melee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8" office:value-type="string" calcext:value-type="string">
            <text:p>ursa_overpower</text:p>
          </table:table-cell>
          <table:table-cell table:style-name="ce101" table:number-columns-repeated="2"/>
          <table:table-cell table:style-name="ce100" office:value-type="string" calcext:value-type="string">
            <text:p>use_on_attack_enemy_hero_melee</text:p>
          </table:table-cell>
          <table:table-cell table:style-name="ce101" office:value-type="float" office:value="80" calcext:value-type="float">
            <text:p>8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use_on_attack_enemy_creep_melee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09" table:number-columns-repeated="8"/>
          <table:table-cell table:number-columns-repeated="995"/>
        </table:table-row>
        <table:table-row table:style-name="ro1">
          <table:table-cell table:style-name="ce98" office:value-type="string" calcext:value-type="string">
            <text:p>warlock_fatal_bonds</text:p>
          </table:table-cell>
          <table:table-cell table:style-name="ce101" table:number-columns-repeated="2"/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table:number-columns-repeated="4"/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4"/>
          <table:table-cell table:style-name="ce136" table:number-columns-repeated="2"/>
          <table:table-cell table:style-name="ce109" office:value-type="string" calcext:value-type="string">
            <text:p>attacked_enemy_hero</text:p>
          </table:table-cell>
          <table:table-cell table:style-name="ce111" office:value-type="float" office:value="60" calcext:value-type="float">
            <text:p>60</text:p>
          </table:table-cell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warlock_rain_of_chaos</text:p>
          </table:table-cell>
          <table:table-cell table:style-name="ce101" table:number-columns-repeated="2"/>
          <table:table-cell table:style-name="ce101" office:value-type="string" calcext:value-type="string">
            <text:p>three_and_more_enemy_heroes</text:p>
          </table:table-cell>
          <table:table-cell table:style-name="ce101" office:value-type="float" office:value="90" calcext:value-type="float">
            <text:p>90</text:p>
          </table:table-cell>
          <table:table-cell table:style-name="ce116"/>
          <table:table-cell table:style-name="ce115"/>
          <table:table-cell table:style-name="ce116"/>
          <table:table-cell table:style-name="ce115"/>
          <table:table-cell table:style-name="ce116" office:value-type="string" calcext:value-type="string">
            <text:p>three_and_more_enemy_heroes</text:p>
          </table:table-cell>
          <table:table-cell table:style-name="ce115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20" calcext:value-type="float">
            <text:p>20</text:p>
          </table:table-cell>
          <table:table-cell table:style-name="ce109" table:number-columns-repeated="6"/>
          <table:table-cell table:style-name="ce109" office:value-type="string" calcext:value-type="string">
            <text:p>three_and_more_enemy_heroes</text:p>
          </table:table-cell>
          <table:table-cell table:style-name="ce111" office:value-type="float" office:value="90" calcext:value-type="float">
            <text:p>90</text:p>
          </table:table-cell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warlock_shadow_word</text:p>
          </table:table-cell>
          <table:table-cell table:style-name="ce101" table:number-columns-repeated="2"/>
          <table:table-cell table:style-name="ce101" office:value-type="string" calcext:value-type="string">
            <text:p>attacked_enemy_hero</text:p>
          </table:table-cell>
          <table:table-cell table:style-name="ce101" office:value-type="float" office:value="75" calcext:value-type="float">
            <text:p>75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70" calcext:value-type="float">
            <text:p>7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attacked_enemy_hero</text:p>
          </table:table-cell>
          <table:table-cell table:style-name="ce111" office:value-type="float" office:value="75" calcext:value-type="float">
            <text:p>75</text:p>
          </table:table-cell>
          <table:table-cell table:style-name="ce109" office:value-type="string" calcext:value-type="string">
            <text:p>low_hp_ally_hero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string" calcext:value-type="string">
            <text:p>low_hp_self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half_hp_self</text:p>
          </table:table-cell>
          <table:table-cell table:style-name="ce10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warlock_upheaval</text:p>
          </table:table-cell>
          <table:table-cell table:style-name="ce101" table:number-columns-repeated="2"/>
          <table:table-cell table:style-name="ce101" office:value-type="string" calcext:value-type="string">
            <text:p>three_and_more_enemy_heroes</text:p>
          </table:table-cell>
          <table:table-cell table:style-name="ce101" office:value-type="float" office:value="70" calcext:value-type="float">
            <text:p>7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16" office:value-type="string" calcext:value-type="string">
            <text:p>three_and_more_enemy_heroes</text:p>
          </table:table-cell>
          <table:table-cell table:style-name="ce115" office:value-type="float" office:value="50" calcext:value-type="float">
            <text:p>50</text:p>
          </table:table-cell>
          <table:table-cell table:style-name="ce116" office:value-type="string" calcext:value-type="string">
            <text:p>attacked_enemy_hero</text:p>
          </table:table-cell>
          <table:table-cell table:style-name="ce115" office:value-type="float" office:value="40" calcext:value-type="float">
            <text:p>40</text:p>
          </table:table-cell>
          <table:table-cell table:style-name="ce109" table:number-columns-repeated="6"/>
          <table:table-cell table:style-name="ce109" office:value-type="string" calcext:value-type="string">
            <text:p>three_and_more_enemy_heroes</text:p>
          </table:table-cell>
          <table:table-cell table:style-name="ce111" office:value-type="float" office:value="70" calcext:value-type="float">
            <text:p>70</text:p>
          </table:table-cell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9" office:value-type="string" calcext:value-type="string">
            <text:p>item_tango</text:p>
          </table:table-cell>
          <table:table-cell table:style-name="ce101" office:value-type="string" calcext:value-type="string">
            <text:p>half_hp_tree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table:number-columns-repeated="2"/>
          <table:table-cell table:style-name="ce116" table:number-columns-repeated="8"/>
          <table:table-cell table:style-name="ce109" table:number-columns-repeated="2"/>
          <table:table-cell table:style-name="ce111"/>
          <table:table-cell table:style-name="ce109" table:number-columns-repeated="3"/>
          <table:table-cell table:style-name="ce111"/>
          <table:table-cell table:style-name="ce109" table:number-columns-repeated="7"/>
          <table:table-cell table:number-columns-repeated="995"/>
        </table:table-row>
        <table:table-row table:style-name="ro1">
          <table:table-cell table:style-name="ce99" office:value-type="string" calcext:value-type="string">
            <text:p>item_clarity</text:p>
          </table:table-cell>
          <table:table-cell table:style-name="ce101" office:value-type="string" calcext:value-type="string">
            <text:p>low_mp_self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table:number-columns-repeated="2"/>
          <table:table-cell table:style-name="ce116" table:number-columns-repeated="8"/>
          <table:table-cell table:style-name="ce109" table:number-columns-repeated="2"/>
          <table:table-cell table:style-name="ce111"/>
          <table:table-cell table:style-name="ce109" table:number-columns-repeated="3"/>
          <table:table-cell table:style-name="ce111"/>
          <table:table-cell table:style-name="ce109" table:number-columns-repeated="7"/>
          <table:table-cell table:number-columns-repeated="995"/>
        </table:table-row>
        <table:table-row table:style-name="ro1">
          <table:table-cell table:style-name="ce99" office:value-type="string" calcext:value-type="string">
            <text:p>item_magic_stick</text:p>
          </table:table-cell>
          <table:table-cell table:style-name="ce101" office:value-type="string" calcext:value-type="string">
            <text:p>low_hp_self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table:number-columns-repeated="2"/>
          <table:table-cell table:style-name="ce116" table:number-columns-repeated="8"/>
          <table:table-cell table:style-name="ce109" table:number-columns-repeated="2"/>
          <table:table-cell table:style-name="ce111"/>
          <table:table-cell table:style-name="ce109" table:number-columns-repeated="3"/>
          <table:table-cell table:style-name="ce111"/>
          <table:table-cell table:style-name="ce109" table:number-columns-repeated="7"/>
          <table:table-cell table:number-columns-repeated="995"/>
        </table:table-row>
        <table:table-row table:style-name="ro1">
          <table:table-cell table:style-name="ce99" office:value-type="string" calcext:value-type="string">
            <text:p>item_magic_wand</text:p>
          </table:table-cell>
          <table:table-cell table:style-name="ce101" office:value-type="string" calcext:value-type="string">
            <text:p>low_hp_self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table:number-columns-repeated="2"/>
          <table:table-cell table:style-name="ce116" table:number-columns-repeated="8"/>
          <table:table-cell table:style-name="ce109" table:number-columns-repeated="2"/>
          <table:table-cell table:style-name="ce111"/>
          <table:table-cell table:style-name="ce109" table:number-columns-repeated="3"/>
          <table:table-cell table:style-name="ce111"/>
          <table:table-cell table:style-name="ce109" table:number-columns-repeated="7"/>
          <table:table-cell table:number-columns-repeated="995"/>
        </table:table-row>
        <table:table-row table:style-name="ro1">
          <table:table-cell table:style-name="ce99" office:value-type="string" calcext:value-type="string">
            <text:p><text:s text:c="2"/>item_black_king_bar</text:p>
          </table:table-cell>
          <table:table-cell table:style-name="ce101" table:number-columns-repeated="2"/>
          <table:table-cell table:style-name="ce101" office:value-type="string" calcext:value-type="string">
            <text:p>half_hp_self</text:p>
          </table:table-cell>
          <table:table-cell table:style-name="ce101" office:value-type="float" office:value="70" calcext:value-type="float">
            <text:p>70</text:p>
          </table:table-cell>
          <table:table-cell table:style-name="ce115" office:value-type="string" calcext:value-type="string">
            <text:p>half_hp_self</text:p>
          </table:table-cell>
          <table:table-cell table:style-name="ce116" office:value-type="float" office:value="70" calcext:value-type="float">
            <text:p>70</text:p>
          </table:table-cell>
          <table:table-cell table:style-name="ce115" office:value-type="string" calcext:value-type="string">
            <text:p>half_hp_self</text:p>
          </table:table-cell>
          <table:table-cell table:style-name="ce116" office:value-type="float" office:value="70" calcext:value-type="float">
            <text:p>70</text:p>
          </table:table-cell>
          <table:table-cell table:style-name="ce115" office:value-type="string" calcext:value-type="string">
            <text:p>half_hp_self</text:p>
          </table:table-cell>
          <table:table-cell table:style-name="ce116" office:value-type="float" office:value="70" calcext:value-type="float">
            <text:p>70</text:p>
          </table:table-cell>
          <table:table-cell table:style-name="ce115" office:value-type="string" calcext:value-type="string">
            <text:p>half_hp_self</text:p>
          </table:table-cell>
          <table:table-cell table:style-name="ce116" office:value-type="float" office:value="50" calcext:value-type="float">
            <text:p>50</text:p>
          </table:table-cell>
          <table:table-cell table:style-name="ce109" table:number-columns-repeated="2"/>
          <table:table-cell table:style-name="ce111"/>
          <table:table-cell table:style-name="ce109" table:number-columns-repeated="3"/>
          <table:table-cell table:style-name="ce111" office:value-type="string" calcext:value-type="string">
            <text:p>half_hp_self</text:p>
          </table:table-cell>
          <table:table-cell table:style-name="ce109" office:value-type="float" office:value="60" calcext:value-type="float">
            <text:p>60</text:p>
          </table:table-cell>
          <table:table-cell table:style-name="ce111"/>
          <table:table-cell table:style-name="ce109"/>
          <table:table-cell table:style-name="ce109" office:value-type="string" calcext:value-type="string">
            <text:p>low_hp_self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number-columns-repeated="2"/>
          <table:table-cell table:number-columns-repeated="995"/>
        </table:table-row>
        <table:table-row table:style-name="ro1">
          <table:table-cell table:style-name="ce98" office:value-type="string" calcext:value-type="string">
            <text:p>item_armlet</text:p>
          </table:table-cell>
          <table:table-cell table:style-name="ce101" office:value-type="string" calcext:value-type="string">
            <text:p>toggle_on_attack_enemy_hero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table:number-columns-repeated="2"/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11"/>
          <table:table-cell table:style-name="ce108"/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item_mask_of_madness</text:p>
          </table:table-cell>
          <table:table-cell table:style-name="ce101" office:value-type="string" calcext:value-type="string">
            <text:p>use_on_attack_enemy_hero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table:number-columns-repeated="2"/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11"/>
          <table:table-cell table:style-name="ce108"/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item_phase_boots</text:p>
          </table:table-cell>
          <table:table-cell table:style-name="ce101" table:number-columns-repeated="4"/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4"/>
          <table:table-cell table:style-name="ce136" table:number-columns-repeated="2"/>
          <table:table-cell table:style-name="ce111"/>
          <table:table-cell table:style-name="ce108"/>
          <table:table-cell table:style-name="ce109" table:number-columns-repeated="2"/>
          <table:table-cell table:style-name="ce109" office:value-type="string" calcext:value-type="string">
            <text:p>low_hp_self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table:number-columns-repeated="2"/>
          <table:table-cell table:number-columns-repeated="995"/>
        </table:table-row>
        <table:table-row table:style-name="ro1">
          <table:table-cell table:style-name="ce98" office:value-type="string" calcext:value-type="string">
            <text:p>item_butterfly</text:p>
          </table:table-cell>
          <table:table-cell table:style-name="ce101" table:number-columns-repeated="4"/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4"/>
          <table:table-cell table:style-name="ce136" table:number-columns-repeated="2"/>
          <table:table-cell table:style-name="ce111"/>
          <table:table-cell table:style-name="ce108"/>
          <table:table-cell table:style-name="ce109" table:number-columns-repeated="2"/>
          <table:table-cell table:style-name="ce109" office:value-type="string" calcext:value-type="string">
            <text:p>low_hp_self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table:number-columns-repeated="2"/>
          <table:table-cell table:number-columns-repeated="995"/>
        </table:table-row>
        <table:table-row table:style-name="ro1">
          <table:table-cell table:style-name="ce98" office:value-type="string" calcext:value-type="string">
            <text:p>item_satanic</text:p>
          </table:table-cell>
          <table:table-cell table:style-name="ce101" office:value-type="string" calcext:value-type="string">
            <text:p>use_on_attack_enemy_hero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table:number-columns-repeated="2"/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11"/>
          <table:table-cell table:style-name="ce108"/>
          <table:table-cell table:style-name="ce109" table:number-columns-repeated="6"/>
          <table:table-cell table:number-columns-repeated="995"/>
        </table:table-row>
        <table:table-row table:style-name="ro1">
          <table:table-cell table:style-name="ce98" office:value-type="string" calcext:value-type="string">
            <text:p>item_invis_sword</text:p>
          </table:table-cell>
          <table:table-cell table:style-name="ce101" table:number-columns-repeated="4"/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4"/>
          <table:table-cell table:style-name="ce136" table:number-columns-repeated="2"/>
          <table:table-cell table:style-name="ce111"/>
          <table:table-cell table:style-name="ce108"/>
          <table:table-cell table:style-name="ce109" table:number-columns-repeated="2"/>
          <table:table-cell table:style-name="ce109" office:value-type="string" calcext:value-type="string">
            <text:p>low_hp_self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table:number-columns-repeated="2"/>
          <table:table-cell table:number-columns-repeated="995"/>
        </table:table-row>
        <table:table-row table:style-name="ro1">
          <table:table-cell table:style-name="ce98" office:value-type="string" calcext:value-type="string">
            <text:p>item_manta</text:p>
          </table:table-cell>
          <table:table-cell table:style-name="ce101" table:number-columns-repeated="2"/>
          <table:table-cell table:style-name="ce101" office:value-type="string" calcext:value-type="string">
            <text:p>use_on_attack_enemy_hero</text:p>
          </table:table-cell>
          <table:table-cell table:style-name="ce101" office:value-type="float" office:value="50" calcext:value-type="float">
            <text:p>50</text:p>
          </table:table-cell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11"/>
          <table:table-cell table:style-name="ce108"/>
          <table:table-cell table:style-name="ce109" table:number-columns-repeated="2"/>
          <table:table-cell table:style-name="ce109" office:value-type="string" calcext:value-type="string">
            <text:p>low_hp_self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half_hp_self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item_diffusal_blade</text:p>
          </table:table-cell>
          <table:table-cell table:style-name="ce101" table:number-columns-repeated="2"/>
          <table:table-cell table:style-name="ce101" office:value-type="string" calcext:value-type="string">
            <text:p>attacked_not_disabl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item_abyssal_blade</text:p>
          </table:table-cell>
          <table:table-cell table:style-name="ce101" table:number-columns-repeated="2"/>
          <table:table-cell table:style-name="ce101" office:value-type="string" calcext:value-type="string">
            <text:p>attacked_not_disabled_enemy_hero</text:p>
          </table:table-cell>
          <table:table-cell table:style-name="ce101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80" calcext:value-type="float">
            <text:p>8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attacked_not_disabled_enemy_hero</text:p>
          </table:table-cell>
          <table:table-cell table:style-name="ce115" office:value-type="float" office:value="60" calcext:value-type="float">
            <text:p>60</text:p>
          </table:table-cell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attacked_not_disabl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98" office:value-type="string" calcext:value-type="string">
            <text:p><text:s text:c="2"/>item_hurricane_pike</text:p>
          </table:table-cell>
          <table:table-cell table:style-name="ce101" table:number-columns-repeated="2"/>
          <table:table-cell table:style-name="ce101" office:value-type="string" calcext:value-type="string">
            <text:p>use_on_attack_enemy_hero</text:p>
          </table:table-cell>
          <table:table-cell table:style-name="ce101" office:value-type="float" office:value="50" calcext:value-type="float">
            <text:p>50</text:p>
          </table:table-cell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11"/>
          <table:table-cell table:style-name="ce108"/>
          <table:table-cell table:style-name="ce109" office:value-type="string" calcext:value-type="string">
            <text:p>low_hp_ally_hero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table:number-columns-repeated="2"/>
          <table:table-cell table:number-columns-repeated="995"/>
        </table:table-row>
        <table:table-row table:style-name="ro1">
          <table:table-cell table:style-name="ce98" office:value-type="string" calcext:value-type="string">
            <text:p>item_force_staff</text:p>
          </table:table-cell>
          <table:table-cell table:style-name="ce101" table:number-columns-repeated="2"/>
          <table:table-cell table:style-name="ce101" office:value-type="string" calcext:value-type="string">
            <text:p>use_on_attack_enemy_hero</text:p>
          </table:table-cell>
          <table:table-cell table:style-name="ce101" office:value-type="float" office:value="50" calcext:value-type="float">
            <text:p>50</text:p>
          </table:table-cell>
          <table:table-cell table:style-name="ce116" table:number-columns-repeated="4"/>
          <table:table-cell table:style-name="ce120" table:number-columns-repeated="2"/>
          <table:table-cell table:style-name="ce116" table:number-columns-repeated="2"/>
          <table:table-cell table:style-name="ce109" table:number-columns-repeated="2"/>
          <table:table-cell table:style-name="ce109" office:value-type="string" calcext:value-type="string">
            <text:p>attacked_enemy_creep</text:p>
          </table:table-cell>
          <table:table-cell table:style-name="ce109" office:value-type="float" office:value="90" calcext:value-type="float">
            <text:p>90</text:p>
          </table:table-cell>
          <table:table-cell table:style-name="ce136" table:number-columns-repeated="2"/>
          <table:table-cell table:style-name="ce111"/>
          <table:table-cell table:style-name="ce108"/>
          <table:table-cell table:style-name="ce109" office:value-type="string" calcext:value-type="string">
            <text:p>low_hp_ally_hero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low_hp_self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half_hp_self</text:p>
          </table:table-cell>
          <table:table-cell table:style-name="ce10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99" office:value-type="string" calcext:value-type="string">
            <text:p>item_flask</text:p>
          </table:table-cell>
          <table:table-cell table:style-name="ce101" office:value-type="string" calcext:value-type="string">
            <text:p>low_hp_self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table:number-columns-repeated="2"/>
          <table:table-cell table:style-name="ce116" table:number-columns-repeated="8"/>
          <table:table-cell table:style-name="ce109" table:number-columns-repeated="2"/>
          <table:table-cell table:style-name="ce111"/>
          <table:table-cell table:style-name="ce109" table:number-columns-repeated="3"/>
          <table:table-cell table:style-name="ce111"/>
          <table:table-cell table:style-name="ce109" table:number-columns-repeated="7"/>
          <table:table-cell table:number-columns-repeated="995"/>
        </table:table-row>
        <table:table-row table:style-name="ro1">
          <table:table-cell table:style-name="ce99" office:value-type="string" calcext:value-type="string">
            <text:p>item_cheese</text:p>
          </table:table-cell>
          <table:table-cell table:style-name="ce101" office:value-type="string" calcext:value-type="string">
            <text:p>low_hp_self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table:number-columns-repeated="2"/>
          <table:table-cell table:style-name="ce116" table:number-columns-repeated="8"/>
          <table:table-cell table:style-name="ce109" table:number-columns-repeated="2"/>
          <table:table-cell table:style-name="ce111"/>
          <table:table-cell table:style-name="ce109" table:number-columns-repeated="3"/>
          <table:table-cell table:style-name="ce111"/>
          <table:table-cell table:style-name="ce109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134"/>
        <table:table-column table:style-name="co66" table:default-cell-style-name="ce134"/>
        <table:table-column table:style-name="co67" table:default-cell-style-name="ce134"/>
        <table:table-column table:style-name="co68" table:default-cell-style-name="ce134"/>
        <table:table-column table:style-name="co69" table:default-cell-style-name="ce134"/>
        <table:table-column table:style-name="co78" table:default-cell-style-name="ce134"/>
        <table:table-column table:style-name="co79" table:default-cell-style-name="ce134"/>
        <table:table-column table:style-name="co80" table:default-cell-style-name="ce134"/>
        <table:table-column table:style-name="co110" table:default-cell-style-name="ce134"/>
        <table:table-column table:style-name="co111" table:default-cell-style-name="ce134"/>
        <table:table-column table:style-name="co112" table:default-cell-style-name="ce134"/>
        <table:table-column table:style-name="co113" table:default-cell-style-name="ce134"/>
        <table:table-column table:style-name="co114" table:default-cell-style-name="ce134"/>
        <table:table-column table:style-name="co115" table:default-cell-style-name="ce134"/>
        <table:table-column table:style-name="co116" table:default-cell-style-name="ce134"/>
        <table:table-column table:style-name="co117" table:default-cell-style-name="ce134"/>
        <table:table-column table:style-name="co10" table:number-columns-repeated="1007" table:default-cell-style-name="ce169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1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63" office:value-type="string" calcext:value-type="string">
            <text:p>Roshan desire</text:p>
          </table:table-cell>
          <table:table-cell table:style-name="ce170" table:number-columns-repeated="1007"/>
        </table:table-row>
        <table:table-row table:style-name="ro1">
          <table:table-cell table:style-name="ce127" office:value-type="string" calcext:value-type="string">
            <text:p>all_enemy_team_dead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style-name="ce145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aegi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chees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mega_creep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enemy_hero_was_seen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is_night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max_kills_ally_hero_aliv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30" calcext:value-type="float">
            <text:p>-3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ax_kills_enemy_hero_alive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2"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alive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bot_then_enemy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mid_then_enemy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top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6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bot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mid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5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top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time_is_more_5_minutes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bot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4" table:style-name="ce138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mid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65" calcext:value-type="float">
            <text:p>6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top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5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55"/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83" table:default-cell-style-name="ce118"/>
        <table:table-column table:style-name="co84" table:default-cell-style-name="ce118"/>
        <table:table-column table:style-name="co67" table:default-cell-style-name="ce118"/>
        <table:table-column table:style-name="co69" table:default-cell-style-name="ce118"/>
        <table:table-column table:style-name="co107" table:default-cell-style-name="ce118"/>
        <table:table-column table:style-name="co69" table:default-cell-style-name="ce118"/>
        <table:table-column table:style-name="co81" table:default-cell-style-name="ce118"/>
        <table:table-column table:style-name="co108" table:default-cell-style-name="ce118"/>
        <table:table-column table:style-name="co109" table:default-cell-style-name="ce118"/>
        <table:table-column table:style-name="co2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10" table:number-columns-repeated="1001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etrea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Attack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Evasive maneuvers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Laning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50" table:number-columns-repeated="1001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evel_six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ow_hp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not_full_hp_mp_and_near_fountain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focused_by_enemies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enemie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3" office:value-type="float" office:value="-85" calcext:value-type="float">
            <text:p>-8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7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no_enemy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weaker_enemy_hero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bot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mid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top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roam_target_i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50" calcext:value-type="float">
            <text:p>-5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20:12:26.185636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2T20:13:19.674188420</dc:date>
    <meta:editing-duration>P2DT21M11S</meta:editing-duration>
    <meta:editing-cycles>1977</meta:editing-cycles>
    <meta:document-statistic meta:table-count="9" meta:cell-count="2539" meta:object-count="0"/>
  </office:meta>
</office:document-meta>
</file>